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List_20_Paragraph" style:list-style-name="WWNum1"/>
    <style:style style:name="P4" style:family="paragraph" style:parent-style-name="List_20_Paragraph" style:list-style-name="WWNum2"/>
    <style:style style:name="P5" style:family="paragraph" style:parent-style-name="List_20_Paragraph">
      <style:text-properties fo:font-weight="bold" style:font-weight-asian="bold" style:font-weight-complex="bold"/>
    </style:style>
    <style:style style:name="P6" style:family="paragraph" style:parent-style-name="Heading_20_1" style:master-page-name="Standard">
      <style:paragraph-properties style:page-number="auto"/>
      <style:text-properties fo:font-size="12pt" style:font-size-asian="12pt" style:font-size-complex="12pt"/>
    </style:style>
    <style:style style:name="P7"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What is the Music Box?</text:h>
      <text:p text:style-name="Text_20_body">Music box is a simple music instrument inspired by the traditional music box, designed for an absolute beginner to enjoy without any practice. The traditional music box is modified so that the teeth makes the sound can be easily replaced, altered or modified, allowing the kids to compose their own music. Music box is 30cm by 30 cm, which allows kids to interact easily and the smallest piece is larger then 3 cm for safety reasons.</text:p>
      <text:p text:style-name="P1">What is the purpose of the Music Box?</text:p>
      <text:p text:style-name="Standard"><text:s/>“The music box” aims to provide an opportunity to introduce music into the life of anyone as early as possible. Without the need for teachers or boring classes anyone can start to learn music because, music box turn education into a game.</text:p>
      <text:p text:style-name="Standard"/>
      <text:p text:style-name="Standard">With music box, a kid could start experiencing music without caring about their posture as with violin or chords too big for their fingers in guitar. Just by placing the wood blocks in the cylinder a new composition is ready. </text:p>
      <text:p text:style-name="Standard"/>
      <text:p text:style-name="P1">Who will use the music box?</text:p>
      <text:p text:style-name="P2">Music box is designed for kids between the ages of 4 and 6. After 6 the children is expected to pick up a conventional instrument.</text:p>
      <text:p text:style-name="Standard"/>
      <text:p text:style-name="P1">What is the advantages over common instruments?</text:p>
      <text:p text:style-name="P2">Music box, does not require any intellectual or motor skills. The simplicity of the workings of the toy, urges anyone to at least give it a try. <text:s/></text:p>
      <text:p text:style-name="P2"/>
      <text:p text:style-name="P2">Every made composition is traceable. A kid can play and isolate the parts he like and plays it over and over to analyze what is it that he likes. </text:p>
      <text:p text:style-name="P2">The computer program accompanying the music box will teach the appropriate notation to more advance users. Program will also record previous compositions.</text:p>
      <text:p text:style-name="P2"/>
      <text:p text:style-name="P2">Music box is arranged in various pentatonic scales. Pentatonic scales are a series of 5 notes per octave commonly used in folk music such as Hungarian music or blues and known to be heard pleasing ,so with minimal notational arrangement a pleasant composition can be easily achieved.</text:p>
      <text:p text:style-name="P2"/>
      <text:p text:style-name="P1">Where will the money go?</text:p>
      <text:list xml:id="list34340878" text:style-name="WWNum2">
        <text:list-item>
          <text:p text:style-name="P4">We would be able to develop a prototype necessary to display the possibilities of this toy to investors and to streamline the production strategy.</text:p>
        </text:list-item>
        <text:list-item>
          <text:p text:style-name="P4">We can receive professional opinions from experts to improve the design of the music box to make it fit better to the needs of a children.</text:p>
        </text:list-item>
        <text:list-item>
          <text:p text:style-name="P4">To conduct PR for finding investors.</text:p>
        </text:list-item>
      </text:list>
      <text:h text:style-name="Heading_20_1" text:outline-level="1"/>
      <text:h text:style-name="P7" text:outline-level="1">PLEDGES AND REWARDS</text:h>
      <text:p text:style-name="List_20_Paragraph"/>
      <text:p text:style-name="P5">$1 and over</text:p>
      <text:p text:style-name="List_20_Paragraph">Your name will be listed in the thank you list, distributed with the toy</text:p>
      <text:p text:style-name="List_20_Paragraph"/>
      <text:p text:style-name="P5">$20 and over</text:p>
      <text:p text:style-name="List_20_Paragraph">+ a preorder opportunity,</text:p>
      <text:p text:style-name="List_20_Paragraph"/>
      <text:p text:style-name="P5">$50 and over</text:p>
      <text:p text:style-name="List_20_Paragraph">+ a 1/10 3d print of the music box sized 3cm by 3cm</text:p>
      <text:p text:style-name="List_20_Paragraph"/>
      <text:p text:style-name="P5">$100 and over</text:p>
      <text:p text:style-name="List_20_Paragraph">+ the program in a CD</text:p>
      <text:p text:style-name="List_20_Paragraph"/>
      <text:p text:style-name="P5">$250 and over</text:p>
      <text:p text:style-name="List_20_Paragraph">+ You will receive a music box with your name engraved at the back of the to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font-size="14pt" fo:font-weight="bold" style:font-size-asian="14pt" style:font-weight-asian="bold" style:font-name-complex="F" style:font-size-complex="14pt" style:font-weight-complex="bold"/>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14pt" fo:font-weight="bold" style:font-size-asian="14pt" style:font-weight-asian="bold" style:font-name-complex="F" style:font-size-complex="14pt" style:font-weight-complex="bold"/>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n</meta:initial-creator>
    <dc:creator>can sucuoglu</dc:creator>
    <meta:editing-cycles>11</meta:editing-cycles>
    <meta:creation-date>2011-01-19T20:55:00</meta:creation-date>
    <dc:date>2011-05-25T15:13:46.31</dc:date>
    <meta:editing-duration>PT53M42S</meta:editing-duration>
    <meta:generator>OpenOffice.org/3.3$Win32 OpenOffice.org_project/330m20$Build-9567</meta:generator>
    <meta:document-statistic meta:table-count="0" meta:image-count="0" meta:object-count="0" meta:page-count="2" meta:paragraph-count="27" meta:word-count="471" meta:character-count="25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